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9fe" officeooo:paragraph-rsid="000519fe"/>
    </style:style>
    <style:style style:name="P2" style:family="paragraph" style:parent-style-name="Standard">
      <style:text-properties officeooo:rsid="00061950" officeooo:paragraph-rsid="00061950"/>
    </style:style>
    <style:style style:name="P3" style:family="paragraph" style:parent-style-name="Standard" style:list-style-name="L1">
      <style:text-properties officeooo:rsid="00061950" officeooo:paragraph-rsid="00061950"/>
    </style:style>
    <style:style style:name="P4" style:family="paragraph" style:parent-style-name="Standard">
      <style:text-properties officeooo:rsid="000669b6" officeooo:paragraph-rsid="000669b6"/>
    </style:style>
    <style:style style:name="T1" style:family="text">
      <style:text-properties officeooo:rsid="00076ffd"/>
    </style:style>
    <style:style style:name="T2" style:family="text">
      <style:text-properties officeooo:rsid="00093a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!</text:p>
      <text:p text:style-name="P1"/>
      <text:p text:style-name="P2">We're Meeet: a startup built to help design, develop, and ship side projects. We are a network that allows people to create a project based on their idea, add skill tags it needs to be completed, and other can apply to become the project partner. Of course, you don't need to accept them.</text:p>
      <text:p text:style-name="P2"/>
      <text:p text:style-name="P2">There are many similar services on the web (don't worry – we did a lot of checking before we decided to create Meeet), though Meeet is set apart in some very distinct ways:</text:p>
      <text:list xml:id="list3036896136528133595" text:style-name="L1">
        <text:list-item>
          <text:p text:style-name="P3">You can only work on one project at a time</text:p>
        </text:list-item>
        <text:list-item>
          <text:p text:style-name="P3">Each project has one designer and one developer</text:p>
        </text:list-item>
        <text:list-item>
          <text:p text:style-name="P3">Once you finish the project, we promote it in the showcase</text:p>
        </text:list-item>
        <text:list-item>
          <text:p text:style-name="P3">It's invite-based (with us moderating), so we are sure to have the best community possible</text:p>
        </text:list-item>
        <text:list-item>
          <text:p text:style-name="P3">It's for side projects</text:p>
        </text:list-item>
      </text:list>
      <text:p text:style-name="P2"/>
      <text:p text:style-name="P2">When we say “side projects”, we're talking about websites and apps that people don't make with the idea of getting rich by selling it to a larger company. We're taking about websites and apps that people make because they want to; because it's fun; because they know it can make a difference.</text:p>
      <text:p text:style-name="P2"/>
      <text:p text:style-name="P4">This press kit contains Meeet logos, Meeet screenshots, our faces (why not?), and a quick <text:span text:style-name="T2">back story</text:span> for both Cole and I.</text:p>
      <text:p text:style-name="P2"/>
      <text:p text:style-name="P2">- Noah <text:span text:style-name="T1">Buscher </text:span>(@nhbschr) &amp; Cole <text:span text:style-name="T1">Townsend </text:span>(@twnsndc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2:28:16.587010695</meta:creation-date>
    <dc:date>2014-06-30T12:57:28.930329057</dc:date>
    <meta:editing-duration>PT14M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1" meta:paragraph-count="11" meta:word-count="221" meta:character-count="1193" meta:non-whitespace-character-count="987"/>
  </office:meta>
</office:document-meta>
</file>